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0000001F0B215E5FC.png" manifest:media-type="image/png"/>
  <manifest:file-entry manifest:full-path="Pictures/10000000000003F0000001BE1D3C29C8.png" manifest:media-type="image/png"/>
  <manifest:file-entry manifest:full-path="Pictures/100000000000024A0000011C36F37C95.png" manifest:media-type="image/png"/>
  <manifest:file-entry manifest:full-path="Pictures/1000000000000238000000D2CCCFD002.png" manifest:media-type="image/png"/>
  <manifest:file-entry manifest:full-path="Pictures/100000000000024500000102B3B03C98.png" manifest:media-type="image/png"/>
  <manifest:file-entry manifest:full-path="Pictures/100000000000024C000000B332481D5A.png" manifest:media-type="image/png"/>
  <manifest:file-entry manifest:full-path="Pictures/100000000000025C000000B75726DCBF.png" manifest:media-type="image/png"/>
  <manifest:file-entry manifest:full-path="Pictures/10000000000003B00000024D38872D1F.png" manifest:media-type="image/png"/>
  <manifest:file-entry manifest:full-path="Pictures/1000000000000225000000C4C743879D.png" manifest:media-type="image/png"/>
  <manifest:file-entry manifest:full-path="Pictures/1000000000000292000001B24200214E.png" manifest:media-type="image/png"/>
  <manifest:file-entry manifest:full-path="Pictures/100000000000020F000000E7C1FCA3D9.png" manifest:media-type="image/png"/>
  <manifest:file-entry manifest:full-path="Pictures/10000000000003860000029D2B5E71C1.png" manifest:media-type="image/png"/>
  <manifest:file-entry manifest:full-path="Pictures/10000000000003B80000024E95101232.png" manifest:media-type="image/png"/>
  <manifest:file-entry manifest:full-path="Pictures/10000000000003CD000002D1C3C7E39D.png" manifest:media-type="image/png"/>
  <manifest:file-entry manifest:full-path="Pictures/100000000000027E000001695CF5B9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Narrow" svg:font-family="'Arial Narrow'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39414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officeooo:paragraph-rsid="00039414"/>
    </style:style>
    <style:style style:name="P4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Droid Sans Fallback1" style:font-size-asian="18pt" style:font-style-asian="normal" style:font-weight-asian="normal" style:font-name-complex="Droid Sans Fallback1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2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list-style-name="L3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list-style-name="L4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list-style-name="L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list-style-name="L6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 style:list-style-name="L7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 style:list-style-name="L8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 style:list-style-name="L9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1" style:family="graphic" style:list-style-name="L10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 style:list-style-name="L1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 style:list-style-name="L12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" style:family="graphic" style:list-style-name="L13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 style:list-style-name="L14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 style:list-style-name="L1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text:anchor-type="paragraph" draw:z-index="0" draw:style-name="gr1" draw:text-style-name="P4" svg:width="16.281cm" svg:height="8.838cm" svg:x="0.002cm" svg:y="0.002cm"><draw:image xlink:href="Pictures/100000000000027E000001695CF5B91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" draw:style-name="gr2" draw:text-style-name="P4" svg:width="19.527cm" svg:height="12.701cm" svg:x="-0.898cm" svg:y="0.092cm"><draw:image xlink:href="Pictures/10000000000003CD000002D1C3C7E39D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><draw:frame text:anchor-type="paragraph" draw:z-index="2" draw:style-name="gr3" draw:text-style-name="P4" svg:width="20.007cm" svg:height="13.364cm" svg:x="0cm" svg:y="0.002cm"><draw:image xlink:href="Pictures/10000000000003860000029D2B5E71C1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3" draw:style-name="gr4" draw:text-style-name="P4" svg:width="16.548cm" svg:height="4.73cm" svg:x="0cm" svg:y="0cm"><draw:image xlink:href="Pictures/1000000000000225000000C4C743879D.png" xlink:type="simple" xlink:show="embed" xlink:actuate="onLoad"><text:p/></draw:image></draw:frame></text:p>
      <text:p text:style-name="P2"/>
      <text:p text:style-name="Standard"/>
      <text:p text:style-name="Standard"><draw:frame text:anchor-type="paragraph" draw:z-index="4" draw:style-name="gr5" draw:text-style-name="P4" svg:width="18.469cm" svg:height="11.002cm" svg:x="0.002cm" svg:y="0cm"><draw:image xlink:href="Pictures/10000000000003B80000024E95101232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5" draw:style-name="gr6" draw:text-style-name="P4" svg:width="20.03cm" svg:height="10.106cm" svg:x="-1.445cm" svg:y="0.309cm"><draw:image xlink:href="Pictures/10000000000003B00000024D38872D1F.png" xlink:type="simple" xlink:show="embed" xlink:actuate="onLoad"><text:p/></draw:image></draw:frame></text:p>
      <text:p text:style-name="Standard"/>
      <text:p text:style-name="P3"/>
      <text:p text:style-name="P1"/>
      <text:p text:style-name="Standard"><draw:g text:anchor-type="paragraph" draw:z-index="6" draw:style-name="gr7"><draw:frame draw:style-name="gr8" draw:text-style-name="P4" svg:width="15.976cm" svg:height="4.837cm" svg:x="0.062cm" svg:y="0.002cm"><draw:image xlink:href="Pictures/100000000000025C000000B75726DCBF.png" xlink:type="simple" xlink:show="embed" xlink:actuate="onLoad"><text:p/></draw:image></draw:frame><draw:frame draw:style-name="gr9" draw:text-style-name="P4" svg:width="16.066cm" svg:height="4.802cm" svg:x="0cm" svg:y="5.02cm"><draw:image xlink:href="Pictures/100000000000024C000000B332481D5A.png" xlink:type="simple" xlink:show="embed" xlink:actuate="onLoad"><text:p/></draw:image></draw:frame><draw:frame draw:style-name="gr10" draw:text-style-name="P4" svg:width="15.026cm" svg:height="5.553cm" svg:x="0.018cm" svg:y="10.157cm"><draw:image xlink:href="Pictures/1000000000000238000000D2CCCFD002.png" xlink:type="simple" xlink:show="embed" xlink:actuate="onLoad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text:anchor-type="paragraph" draw:z-index="7" draw:style-name="gr11" draw:text-style-name="P4" svg:width="15.5cm" svg:height="7.511cm" svg:x="0.002cm" svg:y="0cm"><draw:image xlink:href="Pictures/100000000000024A0000011C36F37C95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8" draw:style-name="gr7"><draw:frame draw:style-name="gr12" draw:text-style-name="P4" svg:width="15.241cm" svg:height="6.351cm" svg:x="0.002cm" svg:y="0.002cm"><draw:image xlink:href="Pictures/100000000000020F000000E7C1FCA3D9.png" xlink:type="simple" xlink:show="embed" xlink:actuate="onLoad"><text:p/></draw:image></draw:frame><draw:frame draw:style-name="gr13" draw:text-style-name="P4" svg:width="15.37cm" svg:height="6.823cm" svg:x="0.002cm" svg:y="6.608cm"><draw:image xlink:href="Pictures/100000000000024500000102B3B03C98.png" xlink:type="simple" xlink:show="embed" xlink:actuate="onLoad"><text:p/></draw:image></draw:frame></draw:g></text:p>
      <text:p text:style-name="P2"/>
      <text:p text:style-name="Standard"/>
      <text:p text:style-name="Standard"><draw:frame text:anchor-type="paragraph" draw:z-index="9" draw:style-name="gr14" draw:text-style-name="P4" svg:width="20.241cm" svg:height="11.561cm" svg:x="0.002cm" svg:y="0.002cm"><draw:image xlink:href="Pictures/1000000000000292000001B24200214E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/>
      <text:p text:style-name="Standard"><draw:frame text:anchor-type="paragraph" draw:z-index="10" draw:style-name="gr15" draw:text-style-name="P4" svg:width="19.633cm" svg:height="7.914cm" svg:x="-0.686cm" svg:y="0cm"><draw:image xlink:href="Pictures/10000000000003F0000001BE1D3C29C8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1" draw:style-name="gr16" draw:text-style-name="P4" svg:width="19.659cm" svg:height="8.356cm" svg:x="-1.025cm" svg:y="0.473cm"><draw:image xlink:href="Pictures/10000000000003F0000001F0B215E5FC.png" xlink:type="simple" xlink:show="embed" xlink:actuate="onLoad"><text:p/></draw:image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 Narrow" svg:font-family="'Arial Narrow'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0:59:32.143052225</meta:creation-date>
    <dc:date>2019-05-22T11:05:12.603164952</dc:date>
    <meta:editing-duration>PT5M40S</meta:editing-duration>
    <meta:editing-cycles>1</meta:editing-cycles>
    <meta:generator>LibreOffice/4.3.3.2$Linux_X86_64 LibreOffice_project/430m0$Build-2</meta:generator>
    <meta:document-statistic meta:table-count="0" meta:image-count="0" meta:object-count="0" meta:page-count="7" meta:paragraph-count="0" meta:word-count="0" meta:character-count="0" meta:non-whitespace-character-count="0"/>
  </office:meta>
</office:document-meta>
</file>